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58419521098229876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73345056575693895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38255500841779113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98636053635492015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66053823846820173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246476702061387593"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660456112812341063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33297673858129078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3601157" text:continue-list="list660456112812341063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2507448182992677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359356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358778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3597102"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3596034"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359212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758812912640280714"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53346040303402885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55823899159796419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3617703"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688760432102943576"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84606930265806238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69460098553151395" text:style-name="L15">
        <text:list-item>
          <text:list>
            <text:list-header>
              <text:p text:style-name="P182">1.5 miles averaging about 9:40/mile and rest 1 min</text:p>
            </text:list-header>
          </text:list>
        </text:list-item>
      </text:list>
      <text:p text:style-name="P24">1 mile in 8:26 and rest 2 min</text:p>
      <text:list xml:id="list505372623628722281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696674246191826832"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3604492"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329323071898563220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3944607281059346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3486868871531834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3615537" text:continue-list="list939446072810593467" text:style-name="L19">
        <text:list-item>
          <text:list>
            <text:list-header>
              <text:p text:style-name="P186">(Pace*HR)=1240</text:p>
            </text:list-header>
          </text:list>
        </text:list-item>
      </text:list>
      <text:list xml:id="list23594132" text:continue-list="list3293230718985632205" text:style-name="L18">
        <text:list-item>
          <text:list>
            <text:list-header>
              <text:p text:style-name="P185">2 miles at 10:46/mile Ave HR= 121 bpm and rest a few minutes</text:p>
            </text:list-header>
          </text:list>
        </text:list-item>
      </text:list>
      <text:list xml:id="list23599994" text:continue-list="list2361553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361402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854255194885602951"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4605967523112425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89360418071896253"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143439384616375377"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85014957552340586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486386608223294626"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3596138"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359711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8667444376669330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17295088324032788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32769942525617983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8302380927003212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43088733992177443"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691420511627386249" text:style-name="L32">
        <text:list-item>
          <text:list>
            <text:list-header>
              <text:p text:style-name="P196">0.25 miles in 2:54</text:p>
              <text:p text:style-name="P196">1 mile in 9:21 going faster as I ran and ending at around 8:30 pace</text:p>
            </text:list-header>
          </text:list>
        </text:list-item>
      </text:list>
      <text:list xml:id="list19904499209948327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77586432532400258"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52730265514038877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0784440173256119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
      <text:p text:style-name="P24"/>
      <text:p text:style-name="P10"><text:soft-page-break/>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351142700525390197"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20T03:35:50.39</dc:date>
    <dc:creator>James Lombardi</dc:creator>
    <meta:editing-duration>P25DT6H38M23S</meta:editing-duration>
    <meta:editing-cycles>1984</meta:editing-cycles>
    <meta:generator>OpenOffice/4.1.2$Win32 OpenOffice.org_project/412m3$Build-9782</meta:generator>
    <meta:document-statistic meta:table-count="0" meta:image-count="9" meta:object-count="0" meta:page-count="197" meta:paragraph-count="5734" meta:word-count="62045" meta:character-count="318046"/>
  </office:meta>
</office:document-meta>
</file>